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, Aptos_EmbeddedFont, Aptos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padding="0cm" fo:border="none"/>
      <style:text-properties fo:font-variant="normal" fo:text-transform="none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officeooo:paragraph-rsid="00111f87"/>
    </style:style>
    <style:style style:name="P4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fo:language="fr" fo:country="FR" fo:font-style="normal" fo:font-weight="normal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fo:language="fr" fo:country="FR" fo:font-style="normal" fo:font-weight="normal" officeooo:rsid="00111f87" officeooo:paragraph-rsid="00111f87"/>
    </style:style>
    <style:style style:name="P6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fo:language="fr" fo:country="FR" fo:font-style="normal" fo:font-weight="normal" officeooo:rsid="00124209" officeooo:paragraph-rsid="00124209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officeooo:rsid="00111f87" officeooo:paragraph-rsid="00111f87"/>
    </style:style>
    <style:style style:name="P8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officeooo:rsid="00111f87" officeooo:paragraph-rsid="00124209"/>
    </style:style>
    <style:style style:name="P9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688cm" fo:text-align="start" style:justify-single-word="false" fo:text-indent="0cm" style:auto-text-indent="false" fo:background-color="transparent" fo:padding="0cm" fo:border="none"/>
      <style:text-properties fo:font-variant="normal" fo:text-transform="none" officeooo:rsid="00124209" officeooo:paragraph-rsid="00124209"/>
    </style:style>
    <style:style style:name="T1" style:family="text">
      <style:text-properties style:font-name="Aptos" fo:font-size="12pt"/>
    </style:style>
    <style:style style:name="T2" style:family="text">
      <style:text-properties style:font-name="Aptos" fo:font-size="12pt" fo:language="fr" fo:country="FR"/>
    </style:style>
    <style:style style:name="T3" style:family="text">
      <style:text-properties style:font-name="Aptos" fo:font-size="12pt" fo:language="fr" fo:country="FR" fo:font-style="normal" fo:font-weight="normal"/>
    </style:style>
    <style:style style:name="T4" style:family="text">
      <style:text-properties style:font-name="Aptos" fo:font-size="12pt" fo:language="fr" fo:country="FR" fo:font-style="normal" fo:font-weight="normal" officeooo:rsid="00111f87"/>
    </style:style>
    <style:style style:name="T5" style:family="text">
      <style:text-properties fo:language="fr" fo:country="FR" fo:font-style="normal" fo:font-weight="normal"/>
    </style:style>
    <style:style style:name="T6" style:family="text">
      <style:text-properties officeooo:rsid="0012420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Bac j1 2022 METROPOLE:</text:span> </text:p>
      <text:section text:style-name="Sect1" text:name="WACViewPanel_ClipboardElement">
        <text:p text:style-name="P3"><text:span text:style-name="T3">1: cette expression insinue que la première valeur à être saisie dans le tableau est la première à être retire de la meme liste, ce qui correspond à </text:span><text:span text:style-name="T4">la structure FIFO (First In First Out) utilisée dans une file. <text:s/>Donc cette phrase décrit le comportement d’une file.</text:span><text:span text:style-name="T3"> </text:span><text:span text:style-name="T5"> </text:span></text:p>
        <text:p text:style-name="P2"> </text:p>
        <text:p text:style-name="P2"> </text:p>
        <text:p text:style-name="P4"><text:span text:style-name="T1">2.</text:span> </text:p>
        <text:p text:style-name="P5">Expression b : 1, 2, 3, 2, 3, 2 : le paranthésage n’est pas bon car elle se finit par un 2, ce qui veut dire qu’on a des paranthèses ouvrantes de trop</text:p>
        <text:p text:style-name="P5">expression c : 1, 2, 1, 0, -1, 0 : le paranthésage n’est pas bon cazr on a conclut avec une paranthèse ouvrante pour couvriri la paranthèse fermante de trop.</text:p>
        <text:p text:style-name="P5"/>
        <text:p text:style-name="P5">3.</text:p>
        <text:p text:style-name="P5">if controleur &lt;0</text:p>
        <text:p text:style-name="P5">if controleur == 0</text:p>
        <text:p text:style-name="P5"/>
        <text:p text:style-name="P5"/>
        <text:p text:style-name="P5">4.</text:p>
        <text:p text:style-name="P6">a :</text:p>
        <text:p text:style-name="P2"> "&lt;p&gt;&lt;em&gt;&lt;/em&gt;&lt;/p&gt;"</text:p>
        <text:p text:style-name="P2"/>
        <text:p text:style-name="P7">et 1: balise ouvrante &lt;p&gt; : on l’empile</text:p>
        <text:p text:style-name="P7">et 2: balise ouvrante &lt;em&gt; : on l’empile</text:p>
        <text:p text:style-name="P8">et 3 : balise fermante &lt;/em&gt; : on la dépile et <text:span text:style-name="T6">on voit qu’elle correspond à la dernière balise ouvrante &lt;em&gt;, on continue</text:span></text:p>
        <text:p text:style-name="P8"><text:span text:style-name="T6">et 4 : balise fermante &lt;/p&gt; : on la dépile et on voit qu ‘elle correspond à la dermuière pile ouvrante &lt;p&gt;.</text:span> </text:p>
        <text:p text:style-name="P8"/>
        <text:p text:style-name="P9"><text:soft-page-break/>b :</text:p>
        <text:p text:style-name="P9">une condition simple qu’on mettra à la fin du parcours de l’expression est tout simplement le fait qu’il n’y est plus rien dans la pile</text:p>
        <text:p text:style-name="P9"/>
        <text:p text:style-name="P9">5 : </text:p>
        <text:p text:style-name="P9">dans une balise, on a deux éléments : une balise ouvrante et une balise fermante et on a 12 balises dont 6 ouvrantes</text:p>
        <text:p text:style-name="P9">Donc la pile aura un maximum de 6 balises ouvrazntes dans son analyse.</text:p>
        <text:p text:style-name="P2"> 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, Aptos_EmbeddedFont, Aptos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1:37:10.758819883</meta:creation-date>
    <dc:date>2025-11-13T11:57:35.682168151</dc:date>
    <meta:editing-duration>PT9M11S</meta:editing-duration>
    <meta:editing-cycles>1</meta:editing-cycles>
    <meta:document-statistic meta:table-count="0" meta:image-count="0" meta:object-count="0" meta:page-count="2" meta:paragraph-count="23" meta:word-count="253" meta:character-count="1299" meta:non-whitespace-character-count="1055"/>
    <meta:generator>LibreOffice/24.2.7.2$Linux_X86_64 LibreOffice_project/420$Build-2</meta:generator>
  </office:meta>
</office:document-meta>
</file>